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Heading_20_2">
      <style:paragraph-properties fo:line-height="150%" fo:text-align="start"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paragraph-properties fo:margin-top="0cm" fo:margin-bottom="0cm" loext:contextual-spacing="false" fo:line-height="150%" fo:text-align="start" style:justify-single-word="false" fo:break-before="page"/>
    </style:style>
    <style:style style:name="P8"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9" style:family="paragraph" style:parent-style-name="Text_20_body">
      <style:paragraph-properties fo:margin-left="0.499cm" fo:margin-right="0cm" fo:margin-top="0cm" fo:margin-bottom="0cm" loext:contextual-spacing="false" fo:line-height="100%" fo:text-indent="0cm" style:auto-text-indent="false"/>
    </style:style>
    <style:style style:name="P10"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0" text:outline-level="2"><text:bookmark-start text:name="__RefHeading___Toc1495_1280209449"/><text:span text:style-name="T1">#845</text:span><text:bookmark-end text:name="__RefHeading___Toc1495_1280209449"/></text:h>
        <text:p text:style-name="P5"/>
        <text:p text:style-name="P6">A ansiedade nunca livra o amanhã de suas tristezas - ela apenas rouba do hoje a sua força.</text:p>
        <text:p text:style-name="P5"/>
        <text:h text:style-name="P2" text:outline-level="2"><text:bookmark-start text:name="__RefHeading___Toc1497_1280209449"/><text:a xlink:type="simple" xlink:href="http://bibliaonline.com.br/acf/os/1" text:style-name="Internet_20_link" text:visited-style-name="Visited_20_Internet_20_Link"><text:span text:style-name="T1">OSÉIAS 1</text:span></text:a><text:bookmark-end text:name="__RefHeading___Toc1497_1280209449"/></text:h>
        <text:p text:style-name="P5"/>
        <text:p text:style-name="P5"><text:span text:style-name="T1">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text:span><text:a xlink:type="simple" xlink:href="http://bibliaonline.com.br/acf/os/1/" text:style-name="Internet_20_link" text:visited-style-name="Visited_20_Internet_20_Link"><text:span text:style-name="T1">1:1</text:span></text:a><text:span text:style-name="T1"> ao final do capítulo 3. Deus está falando de Suas intenções. A segunda, </text:span><text:a xlink:type="simple" xlink:href="http://bibliaonline.com.br/acf/os/4/1" text:style-name="Internet_20_link" text:visited-style-name="Visited_20_Internet_20_Link"><text:span text:style-name="T1">4:1</text:span></text:a><text:span text:style-name="T1"> a </text:span><text:a xlink:type="simple" xlink:href="http://bibliaonline.com.br/acf/os/13/5" text:style-name="Internet_20_link" text:visited-style-name="Visited_20_Internet_20_Link"><text:span text:style-name="T1">13:8</text:span></text:a><text:span text:style-name="T1">... Mensagens ao povo pecador de Israel, e terceiro, </text:span><text:a xlink:type="simple" xlink:href="http://bibliaonline.com.br/acf/os/13/9-16" text:style-name="Internet_20_link" text:visited-style-name="Visited_20_Internet_20_Link"><text:span text:style-name="T1">13:9</text:span></text:a><text:span text:style-name="T1"> ao final... as bênçãos finais e a glória de Israel neste mundo. Maravilhoso? Maravilhoso! Você encontrará quatro nomes nos </text:span><text:a xlink:type="simple" xlink:href="http://bibliaonline.com.br/acf/os/1" text:style-name="Internet_20_link" text:visited-style-name="Visited_20_Internet_20_Link"><text:span text:style-name="T1">capítulos 1</text:span></text:a><text:span text:style-name="T1"> e 2. Seus significados são, "Lo-Ami" </text:span><text:a xlink:type="simple" xlink:href="http://bibliaonline.com.br/acf/os/1/9" text:style-name="Internet_20_link" text:visited-style-name="Visited_20_Internet_20_Link"><text:span text:style-name="T1">1:9</text:span></text:a><text:span text:style-name="T1">, "Não meu povo"; "Ami" </text:span><text:a xlink:type="simple" xlink:href="http://bibliaonline.com.br/acf/os/2/1" text:style-name="Internet_20_link" text:visited-style-name="Visited_20_Internet_20_Link"><text:span text:style-name="T1">2:1</text:span></text:a><text:span text:style-name="T1"> "Meu povo", "Lo-Ruama" </text:span><text:a xlink:type="simple" xlink:href="http://bibliaonline.com.br/acf/os/1/6" text:style-name="Internet_20_link" text:visited-style-name="Visited_20_Internet_20_Link"><text:span text:style-name="T1">1:6</text:span></text:a><text:span text:style-name="T1">, "Não recebeu misericórdia", e "Ruama" "Tendo recebido misericórdia". </text:span></text:p>
        <text:p text:style-name="P5"/>
        <text:p text:style-name="P6">Você irá reparar que a forma negativa aparece primeiro em ambos os casos, pois Israel não merecia coisa alguma além do castigo que receberão, mas mais tarde eles serão abençoados e felizees.</text:p>
        <text:p text:style-name="P5"/>
        <text:p text:style-name="P6">Oséias fala do amor de Deus mais do que da justiça de Deus. Isto torna os avisos a Israel ainda mais terríveis. Todavia uma manhã de bênção é ainda prometida após a noite escura. Deus usa Oséias com bastante impacto.</text:p>
        <text:p text:style-name="P5"/>
        <text:p text:style-name="P5"><text:a xlink:type="simple" xlink:href="http://bibliaonline.com.br/acf/os/1/2-4" text:style-name="Internet_20_link" text:visited-style-name="Visited_20_Internet_20_Link"><text:span text:style-name="T1">Os 1:2-4</text:span></text:a><text:span text:style-name="T1"> Oséias é instruído por Deus a viver uma parábola. A razão estava na extrema infidelidade de Israel para com Deus. </text:span><text:a xlink:type="simple" xlink:href="http://bibliaonline.com.br/acf/jr/3/14" text:style-name="Internet_20_link" text:visited-style-name="Visited_20_Internet_20_Link"><text:span text:style-name="T1">Jr 3:14</text:span></text:a><text:span text:style-name="T1"> nos diz que o próprio Deus usa uma parábola sobre Israel. Assim Oséias é usado por Deus para chocar o povo. Você verá que o próprio Israel é chamado pelo mesmo nome do filho que Oséias tem (</text:span><text:a xlink:type="simple" xlink:href="http://bibliaonline.com.br/acf/os/1/11" text:style-name="Internet_20_link" text:visited-style-name="Visited_20_Internet_20_Link"><text:span text:style-name="T1">vers. 11</text:span></text:a><text:span text:style-name="T1">). A maior parte dos profetas teve de sofrer coisas horríveis para que sua mensagem proveniente de Deus fosse ouvida.</text:span></text:p>
        <text:p text:style-name="P5"/>
        <text:p text:style-name="P5"><text:a xlink:type="simple" xlink:href="http://bibliaonline.com.br/acf/os/1/5" text:style-name="Internet_20_link" text:visited-style-name="Visited_20_Internet_20_Link"><text:span text:style-name="T1">Os 1:5</text:span></text:a><text:span text:style-name="T1"> O nome do filho é um nome dado a um lugar de Israel hoje. Uma lembrança de </text:span><text:soft-page-break/><text:span text:style-name="T1">que Deus ainda irá castigar Israel.</text:span></text:p>
        <text:p text:style-name="P5"/>
        <text:p text:style-name="P5"><text:a xlink:type="simple" xlink:href="http://bibliaonline.com.br/acf/os/1/6-7" text:style-name="Internet_20_link" text:visited-style-name="Visited_20_Internet_20_Link"><text:span text:style-name="T1">Os 1:6-7</text:span></text:a><text:span text:style-name="T1">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span></text:p>
        <text:p text:style-name="P5"/>
        <text:p text:style-name="P5"><text:a xlink:type="simple" xlink:href="http://bibliaonline.com.br/acf/os/1/8-9" text:style-name="Internet_20_link" text:visited-style-name="Visited_20_Internet_20_Link"><text:span text:style-name="T1">Os 1:8-9</text:span></text:a><text:span text:style-name="T1"> Mas naquela época Deus também havia colocado Judá completamente de lado.</text:span></text:p>
        <text:p text:style-name="P5"/>
        <text:p text:style-name="P5"><text:a xlink:type="simple" xlink:href="http://bibliaonline.com.br/acf/os/1/10-11" text:style-name="Internet_20_link" text:visited-style-name="Visited_20_Internet_20_Link"><text:span text:style-name="T1">Os 1:10-11</text:span></text:a><text:span text:style-name="T1"> Um vislumbre do futuro... tudo completamente restaurado e abençoado. Não por causa deles, mas porque o Senhor Jesus levou sobre Si o castigo deles desde os tempos de Oséias.</text:span></text:p>
        <text:p text:style-name="P5"/>
        <text:h text:style-name="P1" text:outline-level="2"><text:bookmark-start text:name="__RefHeading___Toc1499_1280209449"/>#846<text:bookmark-end text:name="__RefHeading___Toc1499_1280209449"/></text:h>
        <text:p text:style-name="P5"/>
        <text:p text:style-name="P6">Se focarmos nossa atenção em Jesus Cristo, andaremos e trabalharemos juntos. Se focarmos em nós mesmos, causaremos rixas e divisões.</text:p>
        <text:p text:style-name="P5"/>
        <text:h text:style-name="P2" text:outline-level="2"><text:bookmark-start text:name="__RefHeading___Toc1501_1280209449"/><text:a xlink:type="simple" xlink:href="http://bibliaonline.com.br/acf/os/2" text:style-name="Internet_20_link" text:visited-style-name="Visited_20_Internet_20_Link"><text:span text:style-name="T1">OSÉIAS 2</text:span></text:a><text:bookmark-end text:name="__RefHeading___Toc1501_1280209449"/></text:h>
        <text:p text:style-name="P5"/>
        <text:p text:style-name="P5"><text:a xlink:type="simple" xlink:href="http://bibliaonline.com.br/acf/os/2/1-13" text:style-name="Internet_20_link" text:visited-style-name="Visited_20_Internet_20_Link"><text:span text:style-name="T1">Os 2:1-13</text:span></text:a><text:span text:style-name="T1"> O Senhor fala a Israel como se fosse Sua esposa que tivesse se tornado infiel a Ele. Poderíamos dizer que "onde abundou o pecado..." (veja Romanos </text:span><text:a xlink:type="simple" xlink:href="http://bibliaonline.com.br/acf/rm/5/20" text:style-name="Internet_20_link" text:visited-style-name="Visited_20_Internet_20_Link"><text:span text:style-name="T1">5:20</text:span></text:a><text:span text:style-name="T1">).</text:span></text:p>
        <text:p text:style-name="P5"/>
        <text:p text:style-name="P5"><text:a xlink:type="simple" xlink:href="http://bibliaonline.com.br/acf/os/2/5" text:style-name="Internet_20_link" text:visited-style-name="Visited_20_Internet_20_Link"><text:span text:style-name="T1">Os 2:5</text:span></text:a><text:span text:style-name="T1"> Israel achava que tivesse recebido suas bênçãos de falsos deuses nos quais havia confiado.</text:span></text:p>
        <text:p text:style-name="P5"/>
        <text:p text:style-name="P5"><text:a xlink:type="simple" xlink:href="http://bibliaonline.com.br/acf/os/2/6-13" text:style-name="Internet_20_link" text:visited-style-name="Visited_20_Internet_20_Link"><text:span text:style-name="T1">Os 2:6-13</text:span></text:a><text:span text:style-name="T1"> Deus precisou fazer Israel passar por dias terríveis desde aquela época para fazê-los entender que não eram os falsos deuses que estavam cuidando deles, mas o próprio Deus.</text:span></text:p>
        <text:p text:style-name="P5"/>
        <text:p text:style-name="P5"><text:a xlink:type="simple" xlink:href="http://bibliaonline.com.br/acf/os/2/14-23" text:style-name="Internet_20_link" text:visited-style-name="Visited_20_Internet_20_Link"><text:span text:style-name="T1">Os 2:14-23</text:span></text:a><text:span text:style-name="T1"> Aqui podemos dizer "superabundou a graça" Romanos </text:span><text:a xlink:type="simple" xlink:href="http://bibliaonline.com.br/acf/rm/5/20" text:style-name="Internet_20_link" text:visited-style-name="Visited_20_Internet_20_Link"><text:span text:style-name="T1">5:20</text:span></text:a><text:span text:style-name="T1">. Deus sempre tem o Seu olhar naquele dia quando irá abençoar Israel ainda no futuro. Estes versículos </text:span><text:soft-page-break/><text:span text:style-name="T1">são maravilhosos de serem lidos tendo isto em mente. Cada castigo foi necessário para fazer Israel olhar para o Senhor.</text:span></text:p>
        <text:p text:style-name="P5"/>
        <text:h text:style-name="P1" text:outline-level="2"><text:bookmark-start text:name="__RefHeading___Toc1503_1280209449"/>#847<text:bookmark-end text:name="__RefHeading___Toc1503_1280209449"/></text:h>
        <text:p text:style-name="P5"/>
        <text:p text:style-name="P6">O mais elevado ponto da dignidade moral em Abraão foi este: que ele foi um estrangeiro no mundo.</text:p>
        <text:p text:style-name="P5"/>
        <text:h text:style-name="P3" text:outline-level="2"><text:bookmark-start text:name="__RefHeading___Toc1505_1280209449"/><text:a xlink:type="simple" xlink:href="http://bibliaonline.com.br/acf/os/3" text:style-name="Internet_20_link" text:visited-style-name="Visited_20_Internet_20_Link"><text:span text:style-name="T1">OSÉIAS 3</text:span></text:a><text:bookmark-end text:name="__RefHeading___Toc1505_1280209449"/></text:h>
        <text:p text:style-name="P5"/>
        <text:p text:style-name="P6">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5"/>
        <text:h text:style-name="P1" text:outline-level="2"><text:bookmark-start text:name="__RefHeading___Toc1507_1280209449"/>#848<text:bookmark-end text:name="__RefHeading___Toc1507_1280209449"/></text:h>
        <text:p text:style-name="P5"/>
        <text:p text:style-name="P6">É a simplicidade que nos introduz na presença de Deus.</text:p>
        <text:p text:style-name="P5"/>
        <text:h text:style-name="P2" text:outline-level="2"><text:bookmark-start text:name="__RefHeading___Toc1509_1280209449"/><text:a xlink:type="simple" xlink:href="http://bibliaonline.com.br/acf/os/4" text:style-name="Internet_20_link" text:visited-style-name="Visited_20_Internet_20_Link"><text:span text:style-name="T1">OSÉIAS 4</text:span></text:a><text:bookmark-end text:name="__RefHeading___Toc1509_1280209449"/></text:h>
        <text:p text:style-name="P5"/>
        <text:p text:style-name="P6">Daqui até o final do Livro, Deus fala ao povo e roga que se voltem para Si.</text:p>
        <text:p text:style-name="P5"/>
        <text:p text:style-name="P5"><text:a xlink:type="simple" xlink:href="http://bibliaonline.com.br/acf/os/4/1-14" text:style-name="Internet_20_link" text:visited-style-name="Visited_20_Internet_20_Link"><text:span text:style-name="T1">Os 4:1-14</text:span></text:a><text:span text:style-name="T1"> Neste capítulo Deus mostra que todas as classes de pessoas em Israel haviam pecado. Profetas, sacerdotes, reis, todos. O adultério e o vinho desviou seu entendimento.</text:span></text:p>
        <text:p text:style-name="P5"/>
        <text:p text:style-name="P5"><text:a xlink:type="simple" xlink:href="http://bibliaonline.com.br/acf/os/4/15-19" text:style-name="Internet_20_link" text:visited-style-name="Visited_20_Internet_20_Link"><text:span text:style-name="T1">Os 4:15-19</text:span></text:a><text:span text:style-name="T1"> Um aviso especial para que Judá não seguisse as outras dez tribos de Israel. E foi justamente o que fez.</text:span></text:p>
        <text:p text:style-name="P5"/>
        <text:p text:style-name="P5"><text:a xlink:type="simple" xlink:href="http://bibliaonline.com.br/acf/os/4/17" text:style-name="Internet_20_link" text:visited-style-name="Visited_20_Internet_20_Link"><text:span text:style-name="T1">Os 4:17</text:span></text:a><text:span text:style-name="T1"> É algo terrível quando Deus nos abandona. Às vezes quando teimamos em seguir nosso próprio caminho, Ele faz isto (por algum tempo).</text:span></text:p>
        <text:p text:style-name="P5"><text:soft-page-break/></text:p>
        <text:h text:style-name="P1" text:outline-level="2"><text:bookmark-start text:name="__RefHeading___Toc1511_1280209449"/>#849<text:bookmark-end text:name="__RefHeading___Toc1511_1280209449"/></text:h>
        <text:p text:style-name="P5"/>
        <text:p text:style-name="P6">Não podemos ser corretos na prática se não tivermos a doutrina correta.</text:p>
        <text:p text:style-name="P5"/>
        <text:h text:style-name="P2" text:outline-level="2"><text:bookmark-start text:name="__RefHeading___Toc1513_1280209449"/><text:a xlink:type="simple" xlink:href="http://bibliaonline.com.br/acf/os/5" text:style-name="Internet_20_link" text:visited-style-name="Visited_20_Internet_20_Link"><text:span text:style-name="T1">OSÉIAS 5</text:span></text:a><text:bookmark-end text:name="__RefHeading___Toc1513_1280209449"/></text:h>
        <text:p text:style-name="P5"/>
        <text:p text:style-name="P5"><text:a xlink:type="simple" xlink:href="http://bibliaonline.com.br/acf/os/5/1" text:style-name="Internet_20_link" text:visited-style-name="Visited_20_Internet_20_Link"><text:span text:style-name="T1">Os 5:1</text:span></text:a><text:span text:style-name="T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span></text:p>
        <text:p text:style-name="P5"/>
        <text:p text:style-name="P5"><text:a xlink:type="simple" xlink:href="http://bibliaonline.com.br/acf/os/5/15" text:style-name="Internet_20_link" text:visited-style-name="Visited_20_Internet_20_Link"><text:span text:style-name="T1">Os 5:15</text:span></text:a><text:span text:style-name="T1"> Mais uma vez um lampejo de alvorada, "até que se reconheçam culpados e busquem a minha face."</text:span></text:p>
        <text:p text:style-name="P5"/>
        <text:h text:style-name="P1" text:outline-level="2"><text:bookmark-start text:name="__RefHeading___Toc1515_1280209449"/>#850<text:bookmark-end text:name="__RefHeading___Toc1515_1280209449"/></text:h>
        <text:p text:style-name="P5"/>
        <text:p text:style-name="P6">No pão vemos unidade; no cálice, plenitude de bênção - o preço pago para nos redimir.</text:p>
        <text:p text:style-name="P5"/>
        <text:h text:style-name="P2" text:outline-level="2"><text:bookmark-start text:name="__RefHeading___Toc1517_1280209449"/><text:a xlink:type="simple" xlink:href="http://bibliaonline.com.br/acf/os/6" text:style-name="Internet_20_link" text:visited-style-name="Visited_20_Internet_20_Link"><text:span text:style-name="T1">OSÉIAS 6</text:span></text:a><text:bookmark-end text:name="__RefHeading___Toc1517_1280209449"/></text:h>
        <text:p text:style-name="P5"/>
        <text:p text:style-name="P6">Oséias intensifica suas amorosas súplicas para que retornem ao Senhor.</text:p>
        <text:p text:style-name="P5"/>
        <text:p text:style-name="P5"><text:a xlink:type="simple" xlink:href="http://bibliaonline.com.br/acf/os/6/3" text:style-name="Internet_20_link" text:visited-style-name="Visited_20_Internet_20_Link"><text:span text:style-name="T1">Os 6:3</text:span></text:a><text:span text:style-name="T1">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que é, espiritualmente falando, a infidelidade para com o Senhor. Desobedecer ao Senhor doutrinariamente nos dias de hoje equivale a cometer adultério naquela época. E quanto mais tempo continuarmos assim, mais endurecido fica nosso coração.</text:span></text:p>
        <text:p text:style-name="P5"><text:soft-page-break/></text:p>
        <text:h text:style-name="P1" text:outline-level="2"><text:bookmark-start text:name="__RefHeading___Toc1519_1280209449"/>#851<text:bookmark-end text:name="__RefHeading___Toc1519_1280209449"/></text:h>
        <text:p text:style-name="P5"/>
        <text:p text:style-name="P6">Não há privilégio mais elevado neste mundo que estar à Mesa do Senhor, recordando a Sua Pessoa e obra (morte).</text:p>
        <text:p text:style-name="P5"/>
        <text:h text:style-name="P2" text:outline-level="2"><text:bookmark-start text:name="__RefHeading___Toc1521_1280209449"/><text:a xlink:type="simple" xlink:href="http://bibliaonline.com.br/acf/os/7" text:style-name="Internet_20_link" text:visited-style-name="Visited_20_Internet_20_Link"><text:span text:style-name="T1">OSÉIAS 7</text:span></text:a><text:bookmark-end text:name="__RefHeading___Toc1521_1280209449"/></text:h>
        <text:p text:style-name="P5"/>
        <text:p text:style-name="P6">Este é um capítulo cheio de instruções espirituais para o crente no Senhor Jesus nos dias de hoje.</text:p>
        <text:p text:style-name="P5"/>
        <text:p text:style-name="P5"><text:a xlink:type="simple" xlink:href="http://bibliaonline.com.br/acf/os/7/2" text:style-name="Internet_20_link" text:visited-style-name="Visited_20_Internet_20_Link"><text:span text:style-name="T1">Os 7:2</text:span></text:a><text:span text:style-name="T1"> Estas pessoas eram tão descuidadas que não conseguiam entender que Deus via tudo o que havia em seus corações!</text:span></text:p>
        <text:p text:style-name="P5"/>
        <text:p text:style-name="P5"><text:a xlink:type="simple" xlink:href="http://bibliaonline.com.br/acf/os/7/9" text:style-name="Internet_20_link" text:visited-style-name="Visited_20_Internet_20_Link"><text:span text:style-name="T1">Os 7:9</text:span></text:a><text:span text:style-name="T1"> Foi aos poucos que eles se distanciaram do Senhor. (Você não era mais feliz, quando conheceu o Senhor Jesus como seu Salvador no início? E agora será que você tem forças para resistir a tentação? Leia este versículo com atenção.)</text:span></text:p>
        <text:p text:style-name="P5"/>
        <text:p text:style-name="P5"><text:a xlink:type="simple" xlink:href="http://bibliaonline.com.br/acf/os/7/10-14" text:style-name="Internet_20_link" text:visited-style-name="Visited_20_Internet_20_Link"><text:span text:style-name="T1">Os 7:10-14</text:span></text:a><text:span text:style-name="T1">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span></text:p>
        <text:p text:style-name="P5"/>
        <text:h text:style-name="P1" text:outline-level="2"><text:bookmark-start text:name="__RefHeading___Toc1523_1280209449"/>#852<text:bookmark-end text:name="__RefHeading___Toc1523_1280209449"/></text:h>
        <text:p text:style-name="P5"/>
        <text:p text:style-name="P6">Se não desfrutarmos da verdade acabaremos nos desviando e acabando cativos do inimigo. Se não desfrutarmos da verdade, não a possuímos.</text:p>
        <text:p text:style-name="P5"/>
        <text:h text:style-name="P2" text:outline-level="2"><text:bookmark-start text:name="__RefHeading___Toc1525_1280209449"/><text:soft-page-break/><text:a xlink:type="simple" xlink:href="http://bibliaonline.com.br/acf/os/8" text:style-name="Internet_20_link" text:visited-style-name="Visited_20_Internet_20_Link"><text:span text:style-name="T1">OSÉIAS 8</text:span></text:a><text:bookmark-end text:name="__RefHeading___Toc1525_1280209449"/></text:h>
        <text:p text:style-name="P5"/>
        <text:p text:style-name="P6">Ele continua a suplicar ao povo. (Há muita instrução para nós aqui também).</text:p>
        <text:p text:style-name="P5"/>
        <text:p text:style-name="P5"><text:a xlink:type="simple" xlink:href="http://bibliaonline.com.br/acf/os/8/2" text:style-name="Internet_20_link" text:visited-style-name="Visited_20_Internet_20_Link"><text:span text:style-name="T1">Os 8:2</text:span></text:a><text:span text:style-name="T1"> Acaso dizemos, "Sim, conheço a Deus"? E o tempo todo o Senhor vê nossos pensamentos. (É por isso que tantos crentes desfrutam de pouca paz em seus corações).</text:span></text:p>
        <text:p text:style-name="P5"/>
        <text:p text:style-name="P5"><text:a xlink:type="simple" xlink:href="http://bibliaonline.com.br/acf/os/8/4" text:style-name="Internet_20_link" text:visited-style-name="Visited_20_Internet_20_Link"><text:span text:style-name="T1">Os 8:4</text:span></text:a><text:span text:style-name="T1"> Os ídolos são a causa de nossa fraqueza. Qualquer coisa que fique entre nós e o Senhor é um ídolo.</text:span></text:p>
        <text:p text:style-name="P5"/>
        <text:p text:style-name="P5"><text:a xlink:type="simple" xlink:href="http://bibliaonline.com.br/acf/os/8/11" text:style-name="Internet_20_link" text:visited-style-name="Visited_20_Internet_20_Link"><text:span text:style-name="T1">Os 8:11</text:span></text:a><text:span text:style-name="T1"> Repare nas palavras "altares para pecar". Isto nos diz claramente que não se trata de imoralidade, mas de desobediência religiosa. Um altar servia para adorar. Tudo era feito em nome da religião.</text:span></text:p>
        <text:p text:style-name="P5"/>
        <text:p text:style-name="P5"><text:a xlink:type="simple" xlink:href="http://bibliaonline.com.br/acf/os/8/12" text:style-name="Internet_20_link" text:visited-style-name="Visited_20_Internet_20_Link"><text:span text:style-name="T1">Os 8:12</text:span></text:a><text:span text:style-name="T1"> Eles eram tão descuidados que não entenderam. (Desobedecer o Senhor em questões religiosas é ainda pior que a imoralidade, pois trata-se de um pecado contra o próprio Senhor!) As pessoas decidem a seriedade do pecado pelo modo como ele afeta outras pessoas. Deus decide a seriedade do pecado pelo modo como ele afeta a Cristo.</text:span></text:p>
        <text:p text:style-name="P5"/>
        <text:p text:style-name="P5"><text:a xlink:type="simple" xlink:href="http://bibliaonline.com.br/acf/os/8/14" text:style-name="Internet_20_link" text:visited-style-name="Visited_20_Internet_20_Link"><text:span text:style-name="T1">Os 8:14</text:span></text:a><text:span text:style-name="T1">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span></text:p>
        <text:p text:style-name="P5"/>
        <text:h text:style-name="P1" text:outline-level="2"><text:bookmark-start text:name="__RefHeading___Toc1527_1280209449"/>#853<text:bookmark-end text:name="__RefHeading___Toc1527_1280209449"/></text:h>
        <text:p text:style-name="P5"/>
        <text:p text:style-name="P6">Estamos no mundo para representar a Cristo, e podemos fazer isso agindo à maneira de Cristo em todos os nossos relacionamentos sociais.</text:p>
        <text:p text:style-name="P5"/>
        <text:h text:style-name="P2" text:outline-level="2"><text:bookmark-start text:name="__RefHeading___Toc1529_1280209449"/><text:a xlink:type="simple" xlink:href="http://bibliaonline.com.br/acf/os/9" text:style-name="Internet_20_link" text:visited-style-name="Visited_20_Internet_20_Link"><text:span text:style-name="T1">OSÉIAS 9</text:span></text:a><text:bookmark-end text:name="__RefHeading___Toc1529_1280209449"/></text:h>
        <text:p text:style-name="P5"/>
        <text:p text:style-name="P6">Uma conversa mais franca. (Estamos aplicando estas coisas espiritualmente a nós <text:soft-page-break/>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5"/>
        <text:h text:style-name="P1" text:outline-level="2"><text:bookmark-start text:name="__RefHeading___Toc1531_1280209449"/>#854<text:bookmark-end text:name="__RefHeading___Toc1531_1280209449"/></text:h>
        <text:p text:style-name="P5"/>
        <text:p text:style-name="P6">Devo respeitar a consciência de outra pessoa, mas a consciência do outro não deve ser meu guia.</text:p>
        <text:p text:style-name="P5"/>
        <text:h text:style-name="P2" text:outline-level="2"><text:bookmark-start text:name="__RefHeading___Toc1533_1280209449"/><text:a xlink:type="simple" xlink:href="http://bibliaonline.com.br/acf/os/10" text:style-name="Internet_20_link" text:visited-style-name="Visited_20_Internet_20_Link"><text:span text:style-name="T1">OSÉIAS 10</text:span></text:a><text:bookmark-end text:name="__RefHeading___Toc1533_1280209449"/></text:h>
        <text:p text:style-name="P5"/>
        <text:p text:style-name="P5"><text:a xlink:type="simple" xlink:href="http://bibliaonline.com.br/acf/os/10/1" text:style-name="Internet_20_link" text:visited-style-name="Visited_20_Internet_20_Link"><text:span text:style-name="T1">Os 10:1</text:span></text:a><text:span text:style-name="T1"> Outra vez o mal religioso. Quanto mais riquezas tinham, maior o mal religioso!</text:span></text:p>
        <text:p text:style-name="P5"/>
        <text:p text:style-name="P5"><text:a xlink:type="simple" xlink:href="http://bibliaonline.com.br/acf/os/10/2" text:style-name="Internet_20_link" text:visited-style-name="Visited_20_Internet_20_Link"><text:span text:style-name="T1">Os 10:2</text:span></text:a><text:span text:style-name="T1"> Corações divididos! Quantos crentes há hoje com corações divididos!</text:span></text:p>
        <text:p text:style-name="P5"/>
        <text:p text:style-name="P5"><text:a xlink:type="simple" xlink:href="http://bibliaonline.com.br/acf/os/10/13" text:style-name="Internet_20_link" text:visited-style-name="Visited_20_Internet_20_Link"><text:span text:style-name="T1">Os 10:13</text:span></text:a><text:span text:style-name="T1"> Repare na lavra e na ceifa! Que o Senhor possa abrir nossos olhos para percebermos o que está enfraquecendo nossa vida. Só o pecado pode enfraquecer o crente.</text:span></text:p>
        <text:p text:style-name="P5"/>
        <text:h text:style-name="P1" text:outline-level="2"><text:bookmark-start text:name="__RefHeading___Toc1535_1280209449"/>#855<text:bookmark-end text:name="__RefHeading___Toc1535_1280209449"/></text:h>
        <text:p text:style-name="P5"/>
        <text:p text:style-name="P6">Quando permitimos que exista profanação entre nós, perdemos o controle da doutrina. Primeiro perdemos o ouro, depois a prata, e finalmente o bronze.</text:p>
        <text:p text:style-name="P5"/>
        <text:h text:style-name="P2" text:outline-level="2"><text:bookmark-start text:name="__RefHeading___Toc1537_1280209449"/><text:a xlink:type="simple" xlink:href="http://bibliaonline.com.br/acf/os/11" text:style-name="Internet_20_link" text:visited-style-name="Visited_20_Internet_20_Link"><text:span text:style-name="T1">OSÉIAS 11</text:span></text:a><text:bookmark-end text:name="__RefHeading___Toc1537_1280209449"/></text:h>
        <text:p text:style-name="P5"/>
        <text:p text:style-name="P5"><text:span text:style-name="T1">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text:span><text:a xlink:type="simple" xlink:href="http://bibliaonline.com.br/acf/sl/23" text:style-name="Internet_20_link" text:visited-style-name="Visited_20_Internet_20_Link"><text:span text:style-name="T1">Salmo 23</text:span></text:a><text:span text:style-name="T1">, Ele diz, "Deitar-me faz em verdes pastos, guia-me mansamente a águas tranqüilas." Isto poderia </text:span><text:soft-page-break/><text:span text:style-name="T1">nos fazer pensar que não existe perigo para nós, mas o que é que Ele diz a seguir? "Refrigera" ou "restaura a minha alma". Pense só nisto! Quando tudo vai bem é que costumamos perder a comunhão com o Senhor).</text:span></text:p>
        <text:p text:style-name="P5"/>
        <text:p text:style-name="P5"><text:a xlink:type="simple" xlink:href="http://bibliaonline.com.br/acf/os/11/10-11" text:style-name="Internet_20_link" text:visited-style-name="Visited_20_Internet_20_Link"><text:span text:style-name="T1">Os 11:10-11</text:span></text:a><text:span text:style-name="T1"> Quando eles começam a tremer, é porque esgotaram seus últimos recursos. (Podemos agradecer ao Senhor por Ele permitir que esgotemos todos os recursos, e então estamos prontos a ser restaurados).</text:span></text:p>
        <text:p text:style-name="P5"/>
        <text:h text:style-name="P1" text:outline-level="2"><text:bookmark-start text:name="__RefHeading___Toc1539_1280209449"/>#856<text:bookmark-end text:name="__RefHeading___Toc1539_1280209449"/></text:h>
        <text:p text:style-name="P5"/>
        <text:p text:style-name="P6">Todo sacrifício precisa de sal: devoção.</text:p>
        <text:p text:style-name="P5"/>
        <text:h text:style-name="P2" text:outline-level="2"><text:bookmark-start text:name="__RefHeading___Toc1541_1280209449"/><text:a xlink:type="simple" xlink:href="http://bibliaonline.com.br/acf/os/12" text:style-name="Internet_20_link" text:visited-style-name="Visited_20_Internet_20_Link"><text:span text:style-name="T1">OSÉIAS 12</text:span></text:a><text:bookmark-end text:name="__RefHeading___Toc1541_1280209449"/></text:h>
        <text:p text:style-name="P5"/>
        <text:p text:style-name="P6">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5"/>
        <text:p text:style-name="P6">"Agora", diz o Senhor a este povo, "faça o mesmo. Volte para Mim. Espere em Mim. Eu não mudo". 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5"/>
        <text:h text:style-name="P1" text:outline-level="2"><text:bookmark-start text:name="__RefHeading___Toc1543_1280209449"/>#857<text:bookmark-end text:name="__RefHeading___Toc1543_1280209449"/></text:h>
        <text:p text:style-name="P5"/>
        <text:p text:style-name="P6">Se não temos nenhum desejo evangelístico, ainda não estamos maduros no que significa ser Cristão.</text:p>
        <text:p text:style-name="P5"/>
        <text:h text:style-name="P2" text:outline-level="2"><text:bookmark-start text:name="__RefHeading___Toc1545_1280209449"/><text:soft-page-break/><text:a xlink:type="simple" xlink:href="http://bibliaonline.com.br/acf/os/13" text:style-name="Internet_20_link" text:visited-style-name="Visited_20_Internet_20_Link"><text:span text:style-name="T1">OSÉIAS 13</text:span></text:a><text:bookmark-end text:name="__RefHeading___Toc1545_1280209449"/></text:h>
        <text:p text:style-name="P5"/>
        <text:p text:style-name="P6">Estes dois últimos capítulos são muito belos. Eles nos dão um relance de Deus.</text:p>
        <text:p text:style-name="P5"/>
        <text:p text:style-name="P5"><text:a xlink:type="simple" xlink:href="http://bibliaonline.com.br/acf/os/13/1-5" text:style-name="Internet_20_link" text:visited-style-name="Visited_20_Internet_20_Link"><text:span text:style-name="T1">Os 13:1-5</text:span></text:a><text:span text:style-name="T1"> Deus deve anunciar o castigo, todavia ao fazê-lo Ele Se lembra do que Ele é. (Por assim dizer).</text:span></text:p>
        <text:p text:style-name="P5"/>
        <text:p text:style-name="P5"><text:a xlink:type="simple" xlink:href="http://bibliaonline.com.br/acf/os/13/6-8" text:style-name="Internet_20_link" text:visited-style-name="Visited_20_Internet_20_Link"><text:span text:style-name="T1">Os 13:6-8</text:span></text:a><text:span text:style-name="T1"> O castigo era necessário.</text:span></text:p>
        <text:p text:style-name="P5"/>
        <text:p text:style-name="P5"><text:a xlink:type="simple" xlink:href="http://bibliaonline.com.br/acf/os/13/9-10" text:style-name="Internet_20_link" text:visited-style-name="Visited_20_Internet_20_Link"><text:span text:style-name="T1">Os 13:9-10</text:span></text:a><text:span text:style-name="T1"> Mas o Senhor volta a abordar o amor e a graça.</text:span></text:p>
        <text:p text:style-name="P5"/>
        <text:p text:style-name="P5"><text:a xlink:type="simple" xlink:href="http://bibliaonline.com.br/acf/os/13/11-13" text:style-name="Internet_20_link" text:visited-style-name="Visited_20_Internet_20_Link"><text:span text:style-name="T1">Os 13:11-13</text:span></text:a><text:span text:style-name="T1"> O castigo deve ser aplicado pois havia pecado ali.</text:span></text:p>
        <text:p text:style-name="P5"/>
        <text:p text:style-name="P5"><text:a xlink:type="simple" xlink:href="http://bibliaonline.com.br/acf/os/13/14" text:style-name="Internet_20_link" text:visited-style-name="Visited_20_Internet_20_Link"><text:span text:style-name="T1">Os 13:14</text:span></text:a><text:span text:style-name="T1"> Repare no verbo, "remirei" (futuro). Agora abra em 1 Coríntios </text:span><text:a xlink:type="simple" xlink:href="http://bibliaonline.com.br/acf/1co/15/54" text:style-name="Internet_20_link" text:visited-style-name="Visited_20_Internet_20_Link"><text:span text:style-name="T1">15:54</text:span></text:a><text:span text:style-name="T1">. "Tragada foi a morte". Ali está no passado. Porque a cruz de Cristo colocou-se entre estes versículos.</text:span></text:p>
        <text:p text:style-name="P5"/>
        <text:p text:style-name="P5"><text:a xlink:type="simple" xlink:href="http://bibliaonline.com.br/acf/os/13/15-16" text:style-name="Internet_20_link" text:visited-style-name="Visited_20_Internet_20_Link"><text:span text:style-name="T1">Os 13:15-16</text:span></text:a><text:span text:style-name="T1"> Deus teria de castigar.</text:span></text:p>
        <text:p text:style-name="P5"/>
        <text:h text:style-name="P1" text:outline-level="2"><text:bookmark-start text:name="__RefHeading___Toc1547_1280209449"/>#858<text:bookmark-end text:name="__RefHeading___Toc1547_1280209449"/></text:h>
        <text:p text:style-name="P5"/>
        <text:p text:style-name="P6">A comunhão dos apóstolos é conhecer e praticar a doutrina dos apóstolos.</text:p>
        <text:p text:style-name="P5"/>
        <text:h text:style-name="P2" text:outline-level="2"><text:bookmark-start text:name="__RefHeading___Toc1549_1280209449"/><text:a xlink:type="simple" xlink:href="http://bibliaonline.com.br/acf/os/14" text:style-name="Internet_20_link" text:visited-style-name="Visited_20_Internet_20_Link"><text:span text:style-name="T1">OSÉIAS 14</text:span></text:a><text:bookmark-end text:name="__RefHeading___Toc1549_1280209449"/></text:h>
        <text:p text:style-name="P5"/>
        <text:p text:style-name="P5"><text:a xlink:type="simple" xlink:href="http://bibliaonline.com.br/acf/os/14/1-3" text:style-name="Internet_20_link" text:visited-style-name="Visited_20_Internet_20_Link"><text:span text:style-name="T1">Os 14:1-3</text:span></text:a><text:span text:style-name="T1"> Ele ama a Israel de tal maneira que até lhes diz o que devem dizer a Ele quando puder abençoá-los!</text:span></text:p>
        <text:p text:style-name="P5"/>
        <text:p text:style-name="P5"><text:a xlink:type="simple" xlink:href="http://bibliaonline.com.br/acf/os/14/4" text:style-name="Internet_20_link" text:visited-style-name="Visited_20_Internet_20_Link"><text:span text:style-name="T1">Os 14:4</text:span></text:a><text:span text:style-name="T1">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3:07.000289348</dc:date>
    <meta:creation-date>2018-06-11T22:51:04.642681485</meta:creation-date>
    <meta:generator>LibreOffice/6.0.7.3$Linux_X86_64 LibreOffice_project/00m0$Build-3</meta:generator>
    <meta:editing-duration>PT2M43S</meta:editing-duration>
    <meta:editing-cycles>1</meta:editing-cycles>
    <meta:document-statistic meta:table-count="0" meta:image-count="0" meta:object-count="0" meta:page-count="9" meta:paragraph-count="90" meta:word-count="2161" meta:character-count="12327" meta:non-whitespace-character-count="10255"/>
  </office:meta>
</office:document-meta>
</file>